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heltered in the Arms of God</text:p>
      <text:p text:style-name="Standard"/>
      <text:p text:style-name="Standard">I feel the touch of hands so kind and tender</text:p>
      <text:p text:style-name="Standard">They're leading me in the paths that I must trod</text:p>
      <text:p text:style-name="Standard">I'll have no fear for Jesus walks beside me</text:p>
      <text:p text:style-name="Standard">For I'm sheltered in the arms of God</text:p>
      <text:p text:style-name="Standard"/>
      <text:p text:style-name="Standard">So let the storms rage high, the dark clouds rise</text:p>
      <text:p text:style-name="Standard">They don't worry me for I'm sheltered safe within the arms of God</text:p>
      <text:p text:style-name="Standard">He walks with me and not of earth shall harm me</text:p>
      <text:p text:style-name="Standard">For I'm sheltered in the arms of God</text:p>
      <text:p text:style-name="Standard"/>
      <text:p text:style-name="Standard">Soon I shall hear the call from heaven's porthole</text:p>
      <text:p text:style-name="Standard">Come home my child this is the last mile you must trod</text:p>
      <text:p text:style-name="Standard">I'll fall asleep and I'll wake in God's sweet heaven</text:p>
      <text:p text:style-name="Standard">For I'm sheltered in the arms of God</text:p>
      <text:p text:style-name="Standard"/>
      <text:p text:style-name="Standard">So let the storms rage high, the dark clouds rise</text:p>
      <text:p text:style-name="Standard">They don't worry me for I'm sheltered safe within the arms of God</text:p>
      <text:p text:style-name="Standard">He walks with me and not of earth shall harm me</text:p>
      <text:p text:style-name="Standard">For I'm sheltered in the arms of God</text:p>
      <text:p text:style-name="Standard">For I'm sheltered in the arms of Go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21T07:37:11</meta:creation-date>
    <dc:date>2011-08-21T07:53:27</dc:date>
    <meta:editing-duration>PT16M20S</meta:editing-duration>
    <meta:editing-cycles>3</meta:editing-cycles>
    <meta:generator>LibreOffice/3.3$Linux LibreOffice_project/330m19$Build-202</meta:generator>
    <meta:document-statistic meta:table-count="0" meta:image-count="0" meta:object-count="0" meta:page-count="1" meta:paragraph-count="18" meta:word-count="174" meta:character-count="820"/>
  </office:meta>
</office:document-meta>
</file>